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onospace" style:font-name-asian="Monospace" style:font-name-complex="Monospace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7F0055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2A00FF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7F0055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2A00FF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3F7F5F" style:text-line-through-style="none" style:font-name="Monospace" style:font-name-asian="Monospace" style:font-name-complex="Monospa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8.73125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Kortslutningsprov</text:p>
          </table:table-cell>
          <table:table-cell office:value-type="string" table:style-name="ce1">
            <text:p>Pol: matningsspänning (5V)</text:p>
          </table:table-cell>
          <table:table-cell office:value-type="string" table:style-name="ce1">
            <text:p>Pol: signaljord</text:p>
          </table:table-cell>
          <table:table-cell office:value-type="string" table:style-name="ce1">
            <text:p>Med varandr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_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_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åda signalerna till samma p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åda signalerna till olika poler</text:p>
          </table:table-cell>
          <table:table-cell office:value-type="string" table:style-name="ce1">
            <text:p>CAN_L till matningsspänning</text:p>
            <text:p>CAN_H till signaljord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åda signalerna till olika poler</text:p>
          </table:table-cell>
          <table:table-cell office:value-type="string" table:style-name="ce1">
            <text:p>CAN_L till signaljord</text:p>
            <text:p>CAN_H till matningspänning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Uppgift B fungerade bra. Kortslutningar orsakade en fördröjning på meddelandeskick tills efter kortslutningen avslutats genom att idla på porten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ilaga 1: Uppgift D1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unsigned</text:span><text:s/><text:span text:style-name="T2">int</text:span><text:s/>x1, x2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 text:c="7"/>x1 = IdTx/256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x2 = IdTx - x1 * 256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IdTx = 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1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2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\n"</text:span>);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ilaga 2: Uppgift D2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unsigned</text:span><text:s/><text:span text:style-name="T2">int</text:span><text:s/>IdRx = 0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unsigned</text:span><text:s/><text:span text:style-name="T2">char</text:span><text:s/>tmp1 = 0, tmp2 = 0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 text:c="7"/>tmp1 = SJA_Read(CAN_RX_ID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tmp2 = SJA_Read(CAN_RX_LEN)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pan text:style-name="T2">if</text:span><text:s/>(SJA_Read(CAN_STATUS) &amp; RB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{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Rx = ((<text:span text:style-name="T2">unsigned</text:span><text:s/><text:span text:style-name="T2">int</text:span>) tmp1 &lt;&lt; 3) + ((tmp2 &gt;&gt; 5) &amp; 0x07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s text:c="7"/>x1 = IdRx / 256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x2 = IdRx - x1 * 256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RX = 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1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2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\n"</text:span>)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laga 3: Uppgift D3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int</text:span><text:s/>i = 0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char</text:span><text:s/>R[9]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pan text:style-name="T4">for</text:span><text:span text:style-name="T5">(i; i &lt; 8; i++)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6"/>{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R[i] = SJA_Read(CAN_RX_BUF0 + i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6"/>}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R[8] =<text:s/><text:span text:style-name="T3">'\0'</text:span>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</text:span><text:span text:style-name="T6">Medd</text:span><text:span text:style-name="T3">: 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6"/>prints(R)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laga 4: Uppgift D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if</text:span>(IdRx == 0x000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{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int</text:span><text:s/>i = 0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char</text:span><text:s/>R[9]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pan text:style-name="T4">for</text:span><text:span text:style-name="T5">(i; i &lt; 8; i++)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11"/>{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12"/>R[i] = SJA_Read(CAN_RX_BUF0 + i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11"/>}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R[8] =<text:s/><text:span text:style-name="T3">'\0'</text:span>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</text:span><text:span text:style-name="T6">Medd</text:span><text:span text:style-name="T3">: 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11"/>prints(R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tns(<text:span text:style-name="T3">"\n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}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else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{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</text:span><text:span text:style-name="T6">Fel</text:span><text:span text:style-name="T3"><text:s/>ID\n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}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laga 5: Uppgift D5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pan text:style-name="T2">unsigned</text:span><text:s/><text:span text:style-name="T2">int</text:span><text:s/>IdTxAck = IdTx + 1;<text:s/><text:span text:style-name="T7">//Nod A</text:span>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<text:s text:c="7"/>x1 = IdTxAck / 256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x2 = IdTxAck - x1 * 256;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IdTxAck = "</text:span>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1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printh(x2);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ts(<text:span text:style-name="T3">"\n"</text:span>)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laga 6: Uppgift D6</text:p>
          </table:table-cell>
          <table:table-cell table:number-columns-repeated="16383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zziee</dc:creator>
    <meta:creation-date>2015-10-15T14:11:12Z</meta:creation-date>
    <dc:date>2015-10-16T16:54:54Z</dc:date>
    <meta:editing-cycles>3</meta:editing-cycles>
    <meta:editing-duration>PT10844S</meta:editing-duration>
  </office:meta>
</office:document-meta>
</file>